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e2f0ff" draw:textarea-horizontal-align="justify" draw:textarea-vertical-align="middle" draw:auto-grow-height="false" fo:min-height="9.296cm" fo:min-width="11.419cm"/>
    </style:style>
    <style:style style:name="gr2" style:family="graphic" style:parent-style-name="standard">
      <style:graphic-properties draw:fill-color="#c9e3ff" draw:textarea-horizontal-align="justify" draw:textarea-vertical-align="middle" draw:auto-grow-height="false" fo:min-height="7.2cm" fo:min-width="8.386cm"/>
    </style:style>
    <style:style style:name="gr3" style:family="graphic" style:parent-style-name="standard">
      <style:graphic-properties svg:stroke-color="#0066cc" draw:fill-color="#a6d1ff" draw:textarea-horizontal-align="justify" draw:textarea-vertical-align="middle" draw:auto-grow-height="false" fo:min-height="5.048cm" fo:min-width="6.012cm"/>
    </style:style>
    <style:style style:name="gr4" style:family="graphic" style:parent-style-name="standard">
      <style:graphic-properties draw:fill-color="#96b7ff" draw:textarea-horizontal-align="justify" draw:textarea-vertical-align="middle" draw:auto-grow-height="false" fo:min-height="1.02cm" fo:min-width="1.431cm"/>
    </style:style>
    <style:style style:name="gr5" style:family="graphic" style:parent-style-name="standard">
      <style:graphic-properties draw:stroke="none" svg:stroke-color="#000000" draw:fill="none" draw:fill-color="#ffffff" fo:min-height="0.34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46cm" fo:min-width="1.649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45cm" fo:min-width="1.871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45cm" fo:min-width="1.451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53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9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45cm" fo:min-width="2.329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46cm" fo:min-width="2.091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46cm" fo:min-width="1.936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45cm" fo:min-width="1.299cm"/>
    </style:style>
    <style:style style:name="P1" style:family="paragraph">
      <loext:graphic-properties draw:fill-color="#e2f0ff"/>
      <style:paragraph-properties fo:text-align="center"/>
    </style:style>
    <style:style style:name="P2" style:family="paragraph">
      <loext:graphic-properties draw:fill-color="#c9e3ff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-color="#a6d1ff"/>
      <style:paragraph-properties fo:text-align="center"/>
    </style:style>
    <style:style style:name="P5" style:family="paragraph">
      <loext:graphic-properties draw:fill-color="#96b7ff"/>
      <style:paragraph-properties fo:text-align="center"/>
      <style:text-properties fo:font-size="14pt" style:font-size-asian="14pt" style:font-size-complex="14pt"/>
    </style:style>
    <style:style style:name="P6" style:family="paragraph">
      <loext:graphic-properties draw:fill="none" draw:fill-color="#ffffff"/>
      <style:text-properties fo:font-size="13pt" style:font-size-asian="13pt" style:font-size-complex="13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6.855cm" svg:height="13.5cm" svg:x="2.245cm" svg:y="6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2.564cm" svg:height="10.534cm" svg:x="4.352cm" svg:y="8.4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9.208cm" svg:height="7.492cm" svg:x="6.068cm" svg:y="9.865cm">
          <text:p text:style-name="P3">Dev Team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2.731cm" svg:height="1.794cm" svg:x="9.268cm" svg:y="12.675cm">
          <text:p text:style-name="P3"><text:span text:style-name="T1">UoB</text:span></text:p>
          <text:p text:style-name="P3"><text:span text:style-name="T1">Calenda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6" draw:layer="layout" svg:width="2.029cm" svg:height="1.275cm" svg:x="9.814cm" svg:y="11.27cm">
          <draw:text-box>
            <text:p><text:span text:style-name="T2">Dev Team</text:span></text:p>
          </draw:text-box>
        </draw:frame>
        <draw:frame draw:style-name="gr6" draw:text-style-name="P6" draw:layer="layout" svg:width="2.754cm" svg:height="0.763cm" svg:x="12.155cm" svg:y="14.235cm">
          <draw:text-box>
            <text:p><text:span text:style-name="T2">Staff/Users</text:span></text:p>
          </draw:text-box>
        </draw:frame>
        <draw:frame draw:style-name="gr7" draw:text-style-name="P6" draw:layer="layout" svg:width="3.038cm" svg:height="0.763cm" svg:x="7.239cm" svg:y="14.782cm">
          <draw:text-box>
            <text:p><text:span text:style-name="T2">Admin Team</text:span></text:p>
          </draw:text-box>
        </draw:frame>
        <draw:frame draw:style-name="gr8" draw:text-style-name="P6" draw:layer="layout" svg:width="2.5cm" svg:height="0.763cm" svg:x="14.496cm" svg:y="11.192cm">
          <draw:text-box>
            <text:p><text:span text:style-name="T2">University</text:span></text:p>
          </draw:text-box>
        </draw:frame>
        <draw:frame draw:style-name="gr9" draw:text-style-name="P6" draw:layer="layout" svg:width="2.231cm" svg:height="1.275cm" svg:x="5.913cm" svg:y="16.576cm">
          <draw:text-box>
            <text:p><text:span text:style-name="T2">Legal Team</text:span></text:p>
          </draw:text-box>
        </draw:frame>
        <draw:frame draw:style-name="gr10" draw:text-style-name="P6" draw:layer="layout" svg:width="3.78cm" svg:height="1.275cm" svg:x="10.361cm" svg:y="17.562cm">
          <draw:text-box>
            <text:p><text:span text:style-name="T2">Heads of Department</text:span></text:p>
          </draw:text-box>
        </draw:frame>
        <draw:frame draw:style-name="gr11" draw:text-style-name="P6" draw:layer="layout" svg:width="3.626cm" svg:height="0.763cm" svg:x="8.936cm" svg:y="8.851cm">
          <draw:text-box>
            <text:p><text:span text:style-name="T2">Head of School</text:span></text:p>
          </draw:text-box>
        </draw:frame>
        <draw:frame draw:style-name="gr12" draw:text-style-name="P6" draw:layer="layout" svg:width="3.321cm" svg:height="0.763cm" svg:x="9.408cm" svg:y="7.29cm">
          <draw:text-box>
            <text:p><text:span text:style-name="T2">Web Services</text:span></text:p>
          </draw:text-box>
        </draw:frame>
        <draw:frame draw:style-name="gr13" draw:text-style-name="P6" draw:layer="layout" svg:width="3.122cm" svg:height="0.763cm" svg:x="9.251cm" svg:y="19.414cm">
          <draw:text-box>
            <text:p><text:span text:style-name="T2">Web Hosting</text:span></text:p>
          </draw:text-box>
        </draw:frame>
        <draw:frame draw:style-name="gr14" draw:text-style-name="P6" draw:layer="layout" svg:width="2.305cm" svg:height="0.763cm" svg:x="3.259cm" svg:y="10.412cm">
          <draw:text-box>
            <text:p><text:span text:style-name="T2">Student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aben </meta:initial-creator>
    <meta:creation-date>2017-02-20T15:00:57.602361670</meta:creation-date>
    <dc:date>2017-02-21T15:19:43.871915245</dc:date>
    <dc:creator>Jaben </dc:creator>
    <meta:editing-duration>PT42M24S</meta:editing-duration>
    <meta:editing-cycles>4</meta:editing-cycles>
    <meta:generator>LibreOffice/5.0.6.2$Linux_X86_64 LibreOffice_project/00$Build-2</meta:generator>
    <meta:document-statistic meta:object-count="14"/>
  </office:meta>
</office:document-meta>
</file>